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alibri" svg:font-family="Calibri" style:font-family-generic="swiss"/>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fo:margin-top="0.071cm" fo:margin-bottom="0.988cm" loext:contextual-spacing="false" fo:line-height="90%" fo:text-align="justify" style:justify-single-word="false">
        <style:tab-stops>
          <style:tab-stop style:position="14.982cm" style:type="right" style:leader-style="dotted" style:leader-text="."/>
        </style:tab-stops>
      </style:paragraph-properties>
      <style:text-properties style:font-name="Calibri" officeooo:paragraph-rsid="0010387f"/>
    </style:style>
    <style:style style:name="P2" style:family="paragraph" style:parent-style-name="Contents_20_1">
      <style:paragraph-properties>
        <style:tab-stops>
          <style:tab-stop style:position="14.982cm" style:type="right" style:leader-style="dotted" style:leader-text="."/>
        </style:tab-stops>
      </style:paragraph-properties>
      <style:text-properties officeooo:paragraph-rsid="0010387f"/>
    </style:style>
    <style:style style:name="P3" style:family="paragraph" style:parent-style-name="Heading_20_1">
      <style:text-properties fo:language="ca" fo:country="ES" officeooo:rsid="0013cb8a" officeooo:paragraph-rsid="001616d3"/>
    </style:style>
    <style:style style:name="P4" style:family="paragraph" style:parent-style-name="Heading_20_1">
      <style:paragraph-properties fo:text-align="justify" style:justify-single-word="false"/>
      <style:text-properties fo:font-size="16pt" fo:language="ca" fo:country="ES" fo:font-weight="normal" officeooo:rsid="002313aa" officeooo:paragraph-rsid="0024521e" style:font-size-asian="16pt" style:font-weight-asian="normal" style:font-size-complex="16pt" style:font-weight-complex="normal"/>
    </style:style>
    <style:style style:name="P5" style:family="paragraph" style:parent-style-name="Heading_20_1">
      <style:paragraph-properties fo:text-align="justify" style:justify-single-word="false" fo:break-before="page"/>
      <style:text-properties fo:font-size="16pt" fo:language="ca" fo:country="ES" officeooo:rsid="0025f244" officeooo:paragraph-rsid="0025f244" style:font-size-asian="16pt" style:font-size-complex="16pt"/>
    </style:style>
    <style:style style:name="P6" style:family="paragraph" style:parent-style-name="TOC_20_Heading">
      <style:text-properties officeooo:paragraph-rsid="0010387f"/>
    </style:style>
    <style:style style:name="P7" style:family="paragraph" style:parent-style-name="Standard">
      <style:paragraph-properties>
        <style:tab-stops>
          <style:tab-stop style:position="14.982cm" style:type="right" style:leader-style="dotted" style:leader-text="."/>
        </style:tab-stops>
      </style:paragraph-properties>
      <style:text-properties fo:font-weight="bold" officeooo:rsid="0010387f" officeooo:paragraph-rsid="0010387f" style:font-weight-asian="bold" style:font-weight-complex="bold"/>
    </style:style>
    <style:style style:name="P8" style:family="paragraph" style:parent-style-name="Standard">
      <style:paragraph-properties fo:text-align="justify" style:justify-single-word="false"/>
      <style:text-properties fo:font-size="11pt" fo:language="ca" fo:country="ES" fo:font-weight="normal" officeooo:rsid="001616d3" officeooo:paragraph-rsid="001616d3"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ca" fo:country="ES" fo:font-weight="normal" officeooo:rsid="00184a74" officeooo:paragraph-rsid="00184a74"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language="ca" fo:country="ES" fo:font-weight="normal" officeooo:rsid="001c91eb" officeooo:paragraph-rsid="001c91eb"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fo:language="ca" fo:country="ES" fo:font-weight="normal" officeooo:rsid="001e4eef" officeooo:paragraph-rsid="001e4eef"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language="ca" fo:country="ES" fo:font-weight="normal" officeooo:rsid="001f9528" officeooo:paragraph-rsid="001f9528"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size="11pt" fo:language="ca" fo:country="ES" fo:font-weight="normal" officeooo:rsid="0022eb1f" officeooo:paragraph-rsid="0022eb1f"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fo:font-size="11pt" fo:language="ca" fo:country="ES" fo:font-weight="normal" officeooo:rsid="002313aa" officeooo:paragraph-rsid="002313aa"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font-size="11pt" fo:language="ca" fo:country="ES" fo:font-weight="normal" officeooo:rsid="0024521e" officeooo:paragraph-rsid="0024521e" style:font-size-asian="9.60000038146973pt" style:font-weight-asian="normal" style:font-size-complex="11pt" style:font-weight-complex="normal"/>
    </style:style>
    <style:style style:name="P16" style:family="paragraph" style:parent-style-name="Standard">
      <style:paragraph-properties fo:margin-top="0.071cm" fo:margin-bottom="0.988cm" loext:contextual-spacing="false" fo:line-height="90%" fo:text-align="justify" style:justify-single-word="false">
        <style:tab-stops>
          <style:tab-stop style:position="14.982cm" style:type="right" style:leader-style="dotted" style:leader-text="."/>
        </style:tab-stops>
      </style:paragraph-properties>
      <style:text-properties style:font-name="Calibri" officeooo:paragraph-rsid="0010387f"/>
    </style:style>
    <style:style style:name="P17" style:family="paragraph" style:parent-style-name="Text_20_body" style:list-style-name="L2">
      <style:paragraph-properties fo:text-align="justify" style:justify-single-word="false"/>
      <style:text-properties fo:language="ca" fo:country="ES" officeooo:rsid="00121617" officeooo:paragraph-rsid="00121617"/>
    </style:style>
    <style:style style:name="P18" style:family="paragraph" style:parent-style-name="Text_20_body" style:list-style-name="L2">
      <style:paragraph-properties fo:text-align="justify" style:justify-single-word="false"/>
      <style:text-properties fo:language="ca" fo:country="ES" officeooo:rsid="0012711c" officeooo:paragraph-rsid="0012711c"/>
    </style:style>
    <style:style style:name="P19" style:family="paragraph" style:parent-style-name="Text_20_body">
      <style:text-properties fo:language="ca" fo:country="ES" officeooo:rsid="0013cb8a" officeooo:paragraph-rsid="0013cb8a"/>
    </style:style>
    <style:style style:name="P20" style:family="paragraph" style:parent-style-name="Text_20_body" style:list-style-name="L2">
      <style:paragraph-properties fo:text-align="justify" style:justify-single-word="false"/>
      <style:text-properties fo:language="ca" fo:country="ES" officeooo:rsid="0013cb8a" officeooo:paragraph-rsid="0013cb8a"/>
    </style:style>
    <style:style style:name="P21" style:family="paragraph" style:parent-style-name="Text_20_body" style:list-style-name="L2">
      <style:paragraph-properties fo:text-align="justify" style:justify-single-word="false"/>
      <style:text-properties fo:language="ca" fo:country="ES" officeooo:rsid="00184a74" officeooo:paragraph-rsid="00184a74"/>
    </style:style>
    <style:style style:name="P22" style:family="paragraph" style:parent-style-name="Text_20_body">
      <style:paragraph-properties fo:text-align="justify" style:justify-single-word="false"/>
      <style:text-properties fo:language="ca" fo:country="ES" officeooo:paragraph-rsid="0025f244"/>
    </style:style>
    <style:style style:name="P23" style:family="paragraph" style:parent-style-name="No_20_Spacing">
      <style:paragraph-properties fo:margin-top="0.141cm" fo:margin-bottom="0.071cm" loext:contextual-spacing="false"/>
      <style:text-properties style:font-name="Calibri"/>
    </style:style>
    <style:style style:name="P24" style:family="paragraph" style:parent-style-name="No_20_Spacing">
      <style:paragraph-properties fo:margin-top="0.071cm" fo:margin-bottom="0.988cm" loext:contextual-spacing="false" fo:line-height="90%"/>
      <style:text-properties style:font-name="Calibri"/>
    </style:style>
    <style:style style:name="P25" style:family="paragraph" style:parent-style-name="No_20_Spacing">
      <style:paragraph-properties fo:margin-top="0.071cm" fo:margin-bottom="0.988cm" loext:contextual-spacing="false" fo:line-height="90%" fo:text-align="justify" style:justify-single-word="false"/>
      <style:text-properties style:font-name="Calibri" officeooo:paragraph-rsid="0010387f"/>
    </style:style>
    <style:style style:name="P26" style:family="paragraph" style:parent-style-name="No_20_Spacing">
      <style:paragraph-properties fo:margin-top="0.071cm" fo:margin-bottom="0.071cm" loext:contextual-spacing="false"/>
      <style:text-properties style:font-name="Calibri" officeooo:rsid="0010387f" officeooo:paragraph-rsid="0010387f"/>
    </style:style>
    <style:style style:name="P27" style:family="paragraph">
      <loext:graphic-properties draw:fill="none"/>
      <style:paragraph-properties fo:text-align="start"/>
      <style:text-properties fo:color="#000000" fo:font-size="18pt"/>
    </style:style>
    <style:style style:name="T1" style:family="text">
      <style:text-properties fo:text-transform="uppercase" fo:color="#4472c4" fo:font-size="12pt" fo:language="ca" fo:country="ES" style:font-size-asian="12pt" style:font-size-complex="12pt"/>
    </style:style>
    <style:style style:name="T2" style:family="text">
      <style:text-properties fo:text-transform="uppercase" fo:color="#4472c4" fo:font-size="12pt" fo:language="ca" fo:country="ES" style:font-size-asian="12pt" style:font-size-complex="12pt" text:display="true"/>
    </style:style>
    <style:style style:name="T3" style:family="text">
      <style:text-properties fo:text-transform="uppercase" fo:color="#4472c4" fo:font-size="16pt" fo:language="ca" fo:country="ES" fo:font-weight="bold" style:font-size-asian="16pt" style:font-weight-asian="bold" style:font-size-complex="16pt" text:display="true"/>
    </style:style>
    <style:style style:name="T4" style:family="text">
      <style:text-properties fo:text-transform="uppercase" fo:color="#1f3864" fo:font-size="14pt" fo:language="ca" fo:country="ES" style:font-size-asian="14pt" style:font-size-complex="14pt"/>
    </style:style>
    <style:style style:name="T5" style:family="text">
      <style:text-properties fo:color="#5b9bd5" fo:font-size="36pt" fo:language="ca" fo:country="ES" style:font-size-asian="36pt" style:font-size-complex="36pt"/>
    </style:style>
    <style:style style:name="T6" style:family="text">
      <style:text-properties fo:color="#5b9bd5" fo:font-size="36pt" fo:language="ca" fo:country="ES" officeooo:rsid="0010387f" style:font-size-asian="36pt" style:font-size-complex="36pt"/>
    </style:style>
    <style:style style:name="T7" style:family="text">
      <style:text-properties style:font-name="Calibri1" fo:font-size="16pt" style:font-size-asian="16pt" style:font-name-complex="Calibri2"/>
    </style:style>
    <style:style style:name="T8" style:family="text">
      <style:text-properties style:font-name="Calibri1" fo:font-size="16pt" officeooo:rsid="0010387f" style:font-size-asian="16pt" style:font-name-complex="Calibri2"/>
    </style:style>
    <style:style style:name="T9" style:family="text">
      <style:text-properties style:font-name="Calibri" fo:language="ca" fo:country="ES" fo:font-weight="bold" style:font-weight-asian="bold" style:font-weight-complex="bold"/>
    </style:style>
    <style:style style:name="T10" style:family="text">
      <style:text-properties style:font-name="Calibri" text:display="true"/>
    </style:style>
    <style:style style:name="T11" style:family="text">
      <style:text-properties style:font-name="Calibri" fo:font-weight="bold" style:font-weight-asian="bold"/>
    </style:style>
    <style:style style:name="T12" style:family="text">
      <style:text-properties style:font-name="Calibri" fo:font-weight="bold" style:font-weight-asian="bold" style:font-weight-complex="bold" text:display="true"/>
    </style:style>
    <style:style style:name="T13" style:family="text">
      <style:text-properties style:font-name="Calibri" fo:font-weight="bold" officeooo:rsid="001a2b4b" style:font-weight-asian="bold" style:font-weight-complex="bold" text:display="true"/>
    </style:style>
    <style:style style:name="T14" style:family="text">
      <style:text-properties style:font-name="Calibri" fo:font-weight="bold" officeooo:rsid="00121617" style:font-weight-asian="bold"/>
    </style:style>
    <style:style style:name="T15" style:family="text">
      <style:text-properties style:font-name="Calibri" fo:font-size="11pt" style:font-size-asian="9.60000038146973pt" style:font-size-complex="11pt"/>
    </style:style>
    <style:style style:name="T16" style:family="text">
      <style:text-properties style:font-name="Calibri" fo:font-size="11pt" officeooo:rsid="00121617" style:font-size-asian="9.60000038146973pt" style:font-size-complex="11pt"/>
    </style:style>
    <style:style style:name="T17" style:family="text">
      <style:text-properties style:font-name="Calibri" fo:font-size="11pt" fo:font-style="italic" fo:font-weight="bold" style:font-size-asian="9.60000038146973pt" style:font-style-asian="italic" style:font-weight-asian="bold" style:font-size-complex="11pt" style:font-style-complex="italic" style:font-weight-complex="bold"/>
    </style:style>
    <style:style style:name="T18" style:family="text">
      <style:text-properties style:font-name="Calibri" fo:font-size="11pt" fo:font-style="italic" fo:font-weight="normal" style:font-size-asian="9.60000038146973pt" style:font-style-asian="italic" style:font-weight-asian="normal" style:font-size-complex="11pt" style:font-style-complex="italic" style:font-weight-complex="normal"/>
    </style:style>
    <style:style style:name="T19" style:family="text">
      <style:text-properties style:font-name="Calibri" fo:font-size="11pt" fo:font-style="normal" fo:font-weight="normal" style:font-size-asian="9.60000038146973pt" style:font-style-asian="normal" style:font-weight-asian="normal" style:font-size-complex="11pt" style:font-style-complex="normal" style:font-weight-complex="normal"/>
    </style:style>
    <style:style style:name="T20" style:family="text">
      <style:text-properties style:font-name="Calibri" fo:font-size="11pt" fo:font-style="normal" fo:font-weight="normal" officeooo:rsid="001616d3" style:font-size-asian="9.60000038146973pt" style:font-style-asian="normal" style:font-weight-asian="normal" style:font-size-complex="11pt" style:font-style-complex="normal" style:font-weight-complex="normal"/>
    </style:style>
    <style:style style:name="T21" style:family="text">
      <style:text-properties style:font-name="Calibri" fo:font-size="11pt" fo:font-weight="bold" style:font-size-asian="9.60000038146973pt" style:font-weight-asian="bold" style:font-size-complex="11pt"/>
    </style:style>
    <style:style style:name="T22" style:family="text">
      <style:text-properties style:font-name="Calibri" fo:font-size="11pt" fo:font-weight="bold" officeooo:rsid="00121617" style:font-size-asian="9.60000038146973pt" style:font-weight-asian="bold" style:font-size-complex="11pt"/>
    </style:style>
    <style:style style:name="T23" style:family="text">
      <style:text-properties style:font-name="Calibri" fo:font-style="normal" fo:font-weight="bold" style:font-style-asian="normal" style:font-weight-asian="bold" style:font-style-complex="normal"/>
    </style:style>
    <style:style style:name="T24" style:family="text">
      <style:text-properties style:font-name="Calibri" fo:font-style="normal" style:font-style-asian="normal" style:font-style-complex="normal"/>
    </style:style>
    <style:style style:name="T25" style:family="text">
      <style:text-properties style:font-name="Calibri" fo:font-style="normal" officeooo:rsid="0016fee2" style:font-style-asian="normal" style:font-style-complex="normal"/>
    </style:style>
    <style:style style:name="T26" style:family="text">
      <style:text-properties style:font-name="Calibri" fo:font-style="normal" officeooo:rsid="001b3e77" style:font-style-asian="normal" style:font-style-complex="normal"/>
    </style:style>
    <style:style style:name="T27" style:family="text">
      <style:text-properties style:font-name="Calibri" fo:font-style="normal" officeooo:rsid="001d2f53" style:font-style-asian="normal" style:font-style-complex="normal"/>
    </style:style>
    <style:style style:name="T28" style:family="text">
      <style:text-properties style:font-name="Calibri" fo:font-style="normal" officeooo:rsid="001e4eef" style:font-style-asian="normal" style:font-style-complex="normal"/>
    </style:style>
    <style:style style:name="T29" style:family="text">
      <style:text-properties style:font-name="Calibri" fo:font-style="normal" officeooo:rsid="001f9528" style:font-style-asian="normal" style:font-style-complex="normal"/>
    </style:style>
    <style:style style:name="T30" style:family="text">
      <style:text-properties style:font-name="Calibri" fo:font-style="italic" style:font-style-asian="italic" style:font-style-complex="italic"/>
    </style:style>
    <style:style style:name="T31" style:family="text">
      <style:text-properties style:font-name="Calibri" fo:font-style="italic" officeooo:rsid="0016fee2" style:font-style-asian="italic" style:font-style-complex="italic"/>
    </style:style>
    <style:style style:name="T32" style:family="text">
      <style:text-properties style:font-name="Calibri" fo:font-style="italic" officeooo:rsid="001d2f53" style:font-style-asian="italic" style:font-style-complex="italic"/>
    </style:style>
    <style:style style:name="T33" style:family="text">
      <style:text-properties style:font-name="Calibri" fo:font-style="italic" fo:font-weight="bold" style:font-style-asian="italic" style:font-weight-asian="bold" style:font-style-complex="italic" style:font-weight-complex="bold"/>
    </style:style>
    <style:style style:name="T34" style:family="text">
      <style:text-properties style:font-name="Calibri" fo:font-style="italic" fo:font-weight="bold" officeooo:rsid="0016fee2" style:font-style-asian="italic" style:font-weight-asian="bold" style:font-style-complex="italic" style:font-weight-complex="bold"/>
    </style:style>
    <style:style style:name="T35" style:family="text">
      <style:text-properties style:font-name="Calibri" fo:font-style="italic" fo:font-weight="bold" officeooo:rsid="001d2f53" style:font-style-asian="italic" style:font-weight-asian="bold" style:font-style-complex="italic" style:font-weight-complex="bold"/>
    </style:style>
    <style:style style:name="T36" style:family="text">
      <style:text-properties style:font-name="Calibri" fo:font-size="16pt" fo:font-style="normal" fo:font-weight="bold" officeooo:rsid="001616d3" style:font-size-asian="16pt" style:font-style-asian="normal" style:font-weight-asian="bold" style:font-size-complex="16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508cm" fo:margin-right="0.536cm" fo:margin-top="0cm" fo:margin-bottom="0.011cm" style:run-through="foreground" style:wrap="parallel" style:number-wrapped-paragraphs="no-limit" style:wrap-contour="false"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custom-shape text:anchor-type="paragraph" draw:z-index="0" draw:name="Quadre de text 131" draw:style-name="gr1" draw:text-style-name="P27" svg:width="11.849cm" svg:height="3.853cm" svg:x="4.154cm" svg:y="16.037cm"><text:p text:style-name="P24"><text:span text:style-name="T5">Pràctica </text:span><text:span text:style-name="T6">2</text:span></text:p><text:p text:style-name="P26"><text:span text:style-name="T4">Sistemes operatius II</text:span></text:p><text:p text:style-name="P23"><text:span text:style-name="T1">David de la paz / oriol rabasseda</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6"><text:soft-page-break/><text:span text:style-name="T7">Í</text:span><text:span text:style-name="T8">NDEX</text:span></text:p>
      <text:p text:style-name="P2"><text:bookmark text:name="_GoBack"/><text:a xlink:type="simple" xlink:href="#_Toc525673841" text:style-name="Index_20_Link" text:visited-style-name="Index_20_Link"><text:span text:style-name="T9">Observacions del codi</text:span></text:a><text:a xlink:type="simple" xlink:href="#_Toc525673841" text:style-name="Index_20_Link" text:visited-style-name="Index_20_Link"><text:span text:style-name="T12"><text:tab/>2</text:span></text:a></text:p>
      <text:p text:style-name="P2"><text:a xlink:type="simple" xlink:href="#_Toc525673842" text:style-name="Index_20_Link" text:visited-style-name="Index_20_Link"><text:span text:style-name="T9">Qüestions</text:span></text:a><text:a xlink:type="simple" xlink:href="#_Toc525673842" text:style-name="Index_20_Link" text:visited-style-name="Index_20_Link"><text:span text:style-name="T12"><text:tab/></text:span></text:a><text:span text:style-name="T13">3</text:span></text:p>
      <text:p text:style-name="P7"><text:span text:style-name="T10">Valgrind<text:tab/>4</text:span></text:p>
      <text:p text:style-name="P1"><text:a xlink:type="simple" xlink:href="#_Toc525673843" text:style-name="Index_20_Link" text:visited-style-name="Index_20_Link"><text:span text:style-name="T2"/></text:a></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3"/></text:p>
      <text:h text:style-name="P5" text:outline-level="1"><text:span text:style-name="T11">Observacions del codi</text:span></text:h>
      <text:p text:style-name="P22"><text:span text:style-name="T16">En aquest apartat explicarem detalls sobre la implementació del codi no mencionats a la resta d’apartats respecte a algunes decisions de disseny:</text:span></text:p>
      <text:list xml:id="list1966973154" text:style-name="L2">
        <text:list-item>
          <text:p text:style-name="P17"><text:span text:style-name="T15">Per tal de mantenit tots els fitxers en les seves respectives carpetes, hem hagut de modificar el </text:span><text:span text:style-name="T17">makefile</text:span><text:span text:style-name="T19">, doncs d’altra manera hauríem d’haver ficat tots els arxius al mateix lloc.</text:span></text:p>
        </text:list-item>
        <text:list-item>
          <text:p text:style-name="P18"><text:span text:style-name="T19">A l’igual que a la pràctica anterior, el nombre màxim de carácters que poden haver en una fila és fix. No obstant, la primera línia del fitxer de dades és molt més llarga, per la qual cosa necessitem una altra variable per acomodar tal quantitat de caràcteres.</text:span></text:p>
        </text:list-item>
        <text:list-item>
          <text:p text:style-name="P20"><text:span text:style-name="T19">Al final del codi alliberem tota la memòria amb les funcions </text:span><text:span text:style-name="T17">free</text:span><text:span text:style-name="T19"> i </text:span><text:span text:style-name="T17">delete_tree</text:span><text:span text:style-name="T19">, la qual elimina l’arbre de manera recursiva.</text:span></text:p>
        </text:list-item>
        <text:list-item>
          <text:p text:style-name="P20"><text:span text:style-name="T19">Tot i que al principi utilitzàvem la funció </text:span><text:span text:style-name="T18">strcpy</text:span><text:span text:style-name="T19"> per copiar la informació de dades a l’arbre, a vegades donava errors al intentar copiar més, per la qual cosa hem optat per utilitzar la funció </text:span><text:span text:style-name="T17">memcpy</text:span><text:span text:style-name="T19">, ja que coneixèm la mida de les dades a copiar. </text:span><text:span text:style-name="T20">A l’hora d’agafar alguna dada d’unfitxer, rescrivim l’últim caràcter amb ‘\0’.</text:span></text:p>
        </text:list-item>
        <text:list-item>
          <text:p text:style-name="P21"><text:span text:style-name="T20">H</text:span><text:span text:style-name="T19">em hagut de modificar els fitxers </text:span><text:span text:style-name="T17">red-black-tree</text:span><text:span text:style-name="T19"> i </text:span><text:span text:style-name="T17">linked-list</text:span><text:span text:style-name="T19"> per tal de completar la pràctica. Els canvis principals han consistit en guardar una llista de vols a un node i especificar els atributs de la llista.</text:span></text:p>
        </text:list-item>
      </text:list>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h text:style-name="P3" text:outline-level="1"><text:soft-page-break/><text:span text:style-name="T36">Qüestions</text:span></text:h>
      <text:p text:style-name="P8"><text:span text:style-name="T24">El primer pas de la pràctica consisteix en llegir la llista d’aeroports per tal d’omplir un arbre. Començem per inicialitzar l’arbre, el qual llegeix el fitxer </text:span><text:span text:style-name="T30">‘aeroports’</text:span><text:span text:style-name="T24"> de forma similar a com ho hem fet a la pràctica anterior. Les diverses funcions de l’arbre venen donades als fitxers </text:span><text:span text:style-name="T33">red-</text:span><text:span text:style-name="T34">black-tree.h i .c</text:span><text:span text:style-name="T25">. La primera línia ens indica el nombre de files a llegir(atoi). Tot seguit guardem memòria per l’arbre i anem llegint les files del fitxer amb la funció </text:span><text:span text:style-name="T31">fgets</text:span><text:span text:style-name="T25">. En aquest cas, com tots els elements de la llista tenen el mateix tamany, ho utilitzem per reescriure l’últim caràcter amb ‘\0’. Al llegir una fila, mirem si aquesta està a l’arbre. De no ser així, fem malloc per guardar espai per a un node i hi guardem el nom de l’aeroport així com una </text:span><text:span text:style-name="T34">linked-list</text:span><text:span text:style-name="T25"> per guardar els vols. Un cop creat el node, l’afegim a l’arbre i continuem fins haver recorregut tota la llista d’aeroports. </text:span></text:p>
      <text:p text:style-name="P8"><text:span text:style-name="T25"/></text:p>
      <text:p text:style-name="P9"><text:span text:style-name="T25">[</text:span><text:span text:style-name="T24">FOTO: </text:span><text:span text:style-name="T26">contingut d’un node</text:span><text:span text:style-name="T24">]</text:span></text:p>
      <text:p text:style-name="P9"><text:span text:style-name="T24"/></text:p>
      <text:p text:style-name="P10"><text:span text:style-name="T24">Un cop inicialitzat l’arbre, ara hem d’obrir el fitxer de vols i assignar a cada node la informació pertinent al nombre de vols, així com el retard. En aquest cas la primera línia no ens indica el nombre total de línies, per tant el que fem és saltar-la i seguir llegint amb </text:span><text:span text:style-name="T30">fgets </text:span><text:span text:style-name="T24">fins </text:span><text:span text:style-name="T27">que el resultat sigui NULL. Per cada línia del fitxer volem obtenir les dades situades a les columnes 15, 17 i 18. Per fer-ho hem creat una funció </text:span><text:span text:style-name="T35">split</text:span><text:span text:style-name="T27"> que rep per paràmetre la línia a explorar, la posició de la columna que volem obtenir i un punter a la variable </text:span><text:span text:style-name="T32">size</text:span><text:span text:style-name="T27">. La funció compta caràcter per caràcter fins que arriba a una coma o al final de la línia, </text:span><text:span text:style-name="T28">modifica la variable size i retorna una referència a la posició després de la coma.</text:span></text:p>
      <text:p text:style-name="P10"><text:span text:style-name="T28"/></text:p>
      <text:p text:style-name="P11"><text:span text:style-name="T24">Per cada element de la llista de vols cridem a la funció </text:span><text:span text:style-name="T30">split</text:span><text:span text:style-name="T24"> tres cops, i amb l’ajuda d’una variable auxiliar obtenim la mida de la informació de la columna, la qual cosa ens permet fer un malloc i obtenir les dades amb un memcpy. Un cop obtingudes les tres dades busquem el node a l’arbre (utilitzant la dada ‘origen’) i explorem la linked-list del node per veure si conté el ‘destí’. De ser així, incrementem el paràmetre del nombre de vols i sumem el retard. En cas contrari reservem memòria per un nou element de la llista amb el nou destí, </text:span><text:span text:style-name="T29">la inicialitzem</text:span><text:span text:style-name="T24"> i la inserim al final de la llista. </text:span><text:span text:style-name="T29">Repetim el procés fins acabar de llegir la llista de vols.</text:span></text:p>
      <text:p text:style-name="P11"><text:span text:style-name="T29"/></text:p>
      <text:p text:style-name="P12"><text:span text:style-name="T24">[FOTO 2: Contingut node + llista]</text:span></text:p>
      <text:p text:style-name="P12"><text:span text:style-name="T24"/></text:p>
      <text:p text:style-name="P13"><text:span text:style-name="T24">Ara només queda dur a terme les tasques demanades per l’enunciat. Primer de tot busquem el node passat per paràmetre utilitzant la funció </text:span><text:span text:style-name="T33">find_node()</text:span><text:span text:style-name="T24"> del red-black-tree. Si existeix, agafem la seva llista de vols i anem explorant els resultats, dividint el retard de cada vol entre el nombre de vols i imprimint els resultats per pantalla. Finalment recorrem tots els nodes de l’arbre utilitzant </text:span><text:span text:style-name="T33">postorder</text:span><text:span text:style-name="T24"> i imprimim l’aeroport amb el major nombre de destinacions, i tot seguim acabem fent </text:span><text:span text:style-name="T30">free</text:span><text:span text:style-name="T24"> de l’arbre.</text:span></text:p>
      <text:p text:style-name="P13"><text:span text:style-name="T24"/></text:p>
      <text:p text:style-name="P14"><text:span text:style-name="T24">[FOTO 3(Maybe): Recorregut postorder]</text:span></text:p>
      <text:p text:style-name="P14"><text:span text:style-name="T24"/></text:p>
      <text:p text:style-name="P14"><text:span text:style-name="T24"/></text:p>
      <text:p text:style-name="P14"><text:span text:style-name="T24"/></text:p>
      <text:p text:style-name="P14"><text:span text:style-name="T24"/></text:p>
      <text:p text:style-name="P14"><text:span text:style-name="T24"/></text:p>
      <text:p text:style-name="P14"><text:span text:style-name="T24"/></text:p>
      <text:p text:style-name="P14"><text:span text:style-name="T24"/></text:p>
      <text:p text:style-name="P14"><text:span text:style-name="T24"/></text:p>
      <text:p text:style-name="P14"><text:span text:style-name="T24"/></text:p>
      <text:p text:style-name="P14"><text:span text:style-name="T24"/></text:p>
      <text:p text:style-name="P14"><text:span text:style-name="T24"/></text:p>
      <text:p text:style-name="P14"><text:span text:style-name="T24"/></text:p>
      <text:p text:style-name="P14"><text:span text:style-name="T24"/></text:p>
      <text:p text:style-name="P14"><text:span text:style-name="T24"/></text:p>
      <text:p text:style-name="P14"><text:span text:style-name="T24"/></text:p>
      <text:h text:style-name="P4" text:outline-level="1"><text:soft-page-break/><text:span text:style-name="T23">Valgrind</text:span></text:h>
      <text:p text:style-name="P15"><text:span text:style-name="T24">To 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alibri" svg:font-family="Calibri" style:font-family-generic="swiss"/>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es" style:country-asian="ES"/>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8:21:52.243658000</meta:creation-date>
    <meta:generator>LibreOffice/6.1.1.2$MacOSX_X86_64 LibreOffice_project/5d19a1bfa650b796764388cd8b33a5af1f5baa1b</meta:generator>
    <dc:date>2018-10-13T02:02:07.693053000</dc:date>
    <meta:editing-duration>PT5H50S</meta:editing-duration>
    <meta:editing-cycles>10</meta:editing-cycles>
    <meta:document-statistic meta:table-count="0" meta:image-count="0" meta:object-count="0" meta:page-count="5" meta:paragraph-count="24" meta:word-count="760" meta:character-count="4301" meta:non-whitespace-character-count="3569"/>
  </office:meta>
</office:document-meta>
</file>